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<text:text-input text:description="LabelName">LabelName</text:text-input></text:span><text:span text:style-name="T1">:</text:span> <text:text-input text:description="Name">Name</text:text-input><text:line-break/><text:span text:style-name="T1"><text:text-input text:description="LabelDescription">LabelDescription</text:text-input></text:span><text:span text:style-name="T1">:</text:span> <text:text-input text:description="Description">Description</text:text-input><text:line-break/><text:span text:style-name="T1"><text:text-input text:description="LabelHelp">LabelHelp</text:text-input></text:span><text:span text:style-name="T1">:</text:span> <text:text-input text:description="Help">Help</text:text-input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5:24:29</meta:creation-date>
    <dc:date>2014-05-11T15:43:14</dc:date>
    <dc:creator>carlos </dc:creator>
    <meta:editing-duration>PT1M3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" meta:word-count="6" meta:character-count="61" meta:non-whitespace-character-count="56"/>
  </office:meta>
</office:document-meta>
</file>